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paragraph-properties fo:text-align="start" style:justify-single-word="false"/>
      <style:text-properties fo:color="#000000"/>
    </style:style>
    <style:style style:name="P3" style:family="paragraph" style:parent-style-name="Text_20_body">
      <style:paragraph-properties fo:text-align="start" style:justify-single-word="false"/>
    </style:style>
    <style:style style:name="P4" style:family="paragraph" style:parent-style-name="Text_20_body">
      <style:paragraph-properties fo:margin-left="0cm" fo:margin-right="0cm" fo:text-indent="0.847cm" style:auto-text-indent="false"/>
    </style:style>
    <style:style style:name="P5" style:family="paragraph" style:parent-style-name="Text_20_body">
      <style:paragraph-properties fo:margin-left="0cm" fo:margin-right="0cm" fo:text-indent="0.847cm" style:auto-text-indent="false"/>
      <style:text-properties fo:color="#000000"/>
    </style:style>
    <style:style style:name="P6" style:family="paragraph" style:parent-style-name="Text_20_body">
      <style:paragraph-properties fo:margin-left="0cm" fo:margin-right="0cm" fo:text-indent="0.847cm" style:auto-text-indent="false"/>
      <style:text-properties fo:color="#000000" fo:font-size="12pt"/>
    </style:style>
    <style:style style:name="P7" style:family="paragraph" style:parent-style-name="Text_20_body">
      <style:paragraph-properties fo:margin-left="0cm" fo:margin-right="0cm" fo:text-align="start" style:justify-single-word="false" fo:text-indent="0.847cm" style:auto-text-indent="false"/>
      <style:text-properties fo:color="#000000" fo:font-size="12pt"/>
    </style:style>
    <style:style style:name="P8" style:family="paragraph" style:parent-style-name="Text_20_body">
      <style:paragraph-properties fo:margin-left="0cm" fo:margin-right="0cm" fo:text-indent="0.847cm" style:auto-text-indent="false"/>
      <style:text-properties fo:color="#000000" style:font-size-asian="12pt"/>
    </style:style>
    <style:style style:name="P9" style:family="paragraph" style:parent-style-name="Text_20_body">
      <style:paragraph-properties fo:margin-left="0cm" fo:margin-right="0cm" fo:text-align="start" style:justify-single-word="false" fo:text-indent="0.847cm" style:auto-text-indent="false"/>
      <style:text-properties fo:color="#000000"/>
    </style:style>
    <style:style style:name="P10" style:family="paragraph" style:parent-style-name="Text_20_body">
      <style:paragraph-properties fo:margin-left="0cm" fo:margin-right="0cm" fo:text-indent="0.741cm" style:auto-text-indent="false"/>
    </style:style>
    <style:style style:name="T1" style:family="text">
      <style:text-properties fo:color="#000000"/>
    </style:style>
    <style:style style:name="T2" style:family="text">
      <style:text-properties fo:color="#000000" fo:font-size="12pt"/>
    </style:style>
    <style:style style:name="T3" style:family="text">
      <style:text-properties fo:color="#000000" style:font-size-asian="12pt"/>
    </style:style>
    <style:style style:name="T4" style:family="text">
      <style:text-properties fo:font-size="12pt"/>
    </style:style>
    <style:style style:name="T5" style:family="text">
      <style:text-properties style:font-size-asian="12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b_post_title_url"/><text:a xlink:type="simple" xlink:href="http://www.cnblogs.com/joeblackzqq/archive/2011/03/16/1986502.html" text:style-name="Internet_20_link" text:visited-style-name="Visited_20_Internet_20_Link">LINUX下的C++编译器GCC简介</text:a></text:h>
      <text:section text:style-name="Sect1" text:name="cnblogs_post_body">
        <text:p text:style-name="Text_20_body"><text:span text:style-name="Strong_20_Emphasis"><text:span text:style-name="T1">Gcc简介</text:span></text:span></text:p>
        <text:p text:style-name="P5"><text:span text:style-name="T4">Linux</text:span><text:span text:style-name="T5">系统下的</text:span><text:span text:style-name="T4">gcc</text:span><text:span text:style-name="T5">（</text:span><text:span text:style-name="T4">GNU C Compiler</text:span><text:span text:style-name="T5">）是</text:span><text:span text:style-name="T4">GNU</text:span><text:span text:style-name="T5">推出的功能强大、性能优越的多平台编译器，是</text:span><text:span text:style-name="T4">GNU</text:span><text:span text:style-name="T5">的代表作品之一。</text:span><text:span text:style-name="T4">gcc</text:span><text:span text:style-name="T5">是可以在多种硬体平台上编译出可执行程序的超级编译器，其执行效率与一般的编译器相比平均效率要高</text:span><text:span text:style-name="T4">20%~30%</text:span><text:span text:style-name="T5">。</text:span></text:p>
        <text:p text:style-name="P5"><text:span text:style-name="T4">gcc </text:span><text:span text:style-name="T5">编译器能将</text:span><text:span text:style-name="T4">C</text:span><text:span text:style-name="T5">、</text:span><text:span text:style-name="T4">C++</text:span><text:span text:style-name="T5">语言源程序、汇程式化序和目标程序编译、连接成可执行文件，如果没有给出可执行文件的名字，</text:span><text:span text:style-name="T4">gcc</text:span><text:span text:style-name="T5">将生成一个名为</text:span><text:span text:style-name="T4">a.out</text:span><text:span text:style-name="T5">的文件。 在</text:span><text:span text:style-name="T4">Linux</text:span><text:span text:style-name="T5">系统中，可执行文件没有统一的后缀，系统从文件的属性来区分可执行文件和不可执行文件。而</text:span><text:span text:style-name="T4">gcc</text:span><text:span text:style-name="T5">则通过后缀来区别输入文件的类别，下面我们来介绍</text:span><text:span text:style-name="T4">gcc</text:span><text:span text:style-name="T5">所遵循的部分约定规则。</text:span></text:p>
        <text:p text:style-name="P5"><text:span text:style-name="T4">.c</text:span><text:span text:style-name="T5">为后缀的文件</text:span><text:span text:style-name="T4">:  C</text:span><text:span text:style-name="T5">语言源代码文件； </text:span></text:p>
        <text:p text:style-name="P5"><text:span text:style-name="T4">.a</text:span><text:span text:style-name="T5">为后缀的文件</text:span><text:span text:style-name="T4">:  </text:span><text:span text:style-name="T5">是由目标文件构成的档案库文件； </text:span></text:p>
        <text:p text:style-name="P5"><text:span text:style-name="T4">.C</text:span><text:span text:style-name="T5">，</text:span><text:span text:style-name="T4">.cc</text:span><text:span text:style-name="T5">或</text:span><text:span text:style-name="T4">.cxx </text:span><text:span text:style-name="T5">为后缀的文件</text:span><text:span text:style-name="T4">:    </text:span><text:span text:style-name="T5">是</text:span><text:span text:style-name="T4">C++</text:span><text:span text:style-name="T5">源代码文件； </text:span></text:p>
        <text:p text:style-name="P5"><text:span text:style-name="T4">.h</text:span><text:span text:style-name="T5">为后缀的文件</text:span><text:span text:style-name="T4">:  </text:span><text:span text:style-name="T5">是程序所包含的头文件； </text:span></text:p>
        <text:p text:style-name="P5"><text:span text:style-name="T4">.i </text:span><text:span text:style-name="T5">为后缀的文件</text:span><text:span text:style-name="T4">: </text:span><text:span text:style-name="T5">是已经预处理过的</text:span><text:span text:style-name="T4">C</text:span><text:span text:style-name="T5">源代码文件；</text:span></text:p>
        <text:p text:style-name="P5"><text:span text:style-name="T4">.ii</text:span><text:span text:style-name="T5">为后缀的文件</text:span><text:span text:style-name="T4">: </text:span><text:span text:style-name="T5">是已经预处理过的</text:span><text:span text:style-name="T4">C++</text:span><text:span text:style-name="T5">源代码文件；</text:span></text:p>
        <text:p text:style-name="P5"><text:span text:style-name="T4">.m</text:span><text:span text:style-name="T5">为后缀的文件</text:span><text:span text:style-name="T4">:  </text:span><text:span text:style-name="T5">是</text:span><text:span text:style-name="T4">Objective-C</text:span><text:span text:style-name="T5">源代码文件； </text:span></text:p>
        <text:p text:style-name="P5"><text:span text:style-name="T4">.o</text:span><text:span text:style-name="T5">为后缀的文件</text:span><text:span text:style-name="T4">:  </text:span><text:span text:style-name="T5">是编译后的目标文件； </text:span></text:p>
        <text:p text:style-name="P5"><text:span text:style-name="T4">.s</text:span><text:span text:style-name="T5">为后缀的文件</text:span><text:span text:style-name="T4">:  </text:span><text:span text:style-name="T5">是汇编语言源代码文件； </text:span></text:p>
        <text:p text:style-name="P5"><text:span text:style-name="T4">.S</text:span><text:span text:style-name="T5">为后缀的文件</text:span><text:span text:style-name="T4">:  </text:span><text:span text:style-name="T5">是经过预编译的汇编语言源代码文件。</text:span></text:p>
        <text:p text:style-name="P10"><text:span text:style-name="Strong_20_Emphasis"><text:span text:style-name="T1">gcc的执行过程</text:span></text:span></text:p>
        <text:p text:style-name="P5"><text:span text:style-name="T5">虽然我们称</text:span><text:span text:style-name="T4">gcc</text:span><text:span text:style-name="T5">是</text:span><text:span text:style-name="T4">C</text:span><text:span text:style-name="T5">语言的编译器，但使用</text:span><text:span text:style-name="T4">gcc</text:span><text:span text:style-name="T5">由</text:span><text:span text:style-name="T4">C</text:span><text:span text:style-name="T5">语言源代码文件生成可执行文件的过程不仅仅是编译的过程，而是要经历四个相互关联的步骤∶预处理</text:span><text:span text:style-name="T4">(</text:span><text:span text:style-name="T5">也称 预编译，</text:span><text:span text:style-name="T4">Preprocessing)</text:span><text:span text:style-name="T5">、编译</text:span><text:span text:style-name="T4">(Compilation)</text:span><text:span text:style-name="T5">、汇编</text:span><text:span text:style-name="T4">(Assembly)</text:span><text:span text:style-name="T5">和连接</text:span><text:span text:style-name="T4">(Linking)</text:span><text:span text:style-name="T5">。</text:span></text:p>
        <text:p text:style-name="P5"><text:span text:style-name="T5">命令 </text:span><text:span text:style-name="T4">gcc</text:span><text:span text:style-name="T5">首先调用</text:span><text:span text:style-name="T4">cpp</text:span><text:span text:style-name="T5">进行预处理，在预处理过程中，对源代码文件中的文件包含</text:span><text:span text:style-name="T4">(include)</text:span><text:span text:style-name="T5">、预编译语句</text:span><text:span text:style-name="T4">(</text:span><text:span text:style-name="T5">如宏定义</text:span><text:span text:style-name="T4">define</text:span><text:span text:style-name="T5">等</text:span><text:span text:style-name="T4">)</text:span><text:span text:style-name="T5">进行分析。接着调 用</text:span><text:span text:style-name="T4">cc1</text:span><text:span text:style-name="T5">进行编译，这个阶段根据输入文件生成以</text:span><text:span text:style-name="T4">.o</text:span><text:span text:style-name="T5">为后缀的目标文件。汇编过程是针对汇编语言的步骤，调用</text:span><text:span text:style-name="T4">as</text:span><text:span text:style-name="T5">进行工作，一般来讲，</text:span><text:span text:style-name="T4">.S</text:span><text:span text:style-name="T5">为后缀的汇编语言 源代码文件和汇编、</text:span><text:span text:style-name="T4">.s</text:span><text:span text:style-name="T5">为后缀的汇编语言文件经过预编译和汇编之后都生成以</text:span><text:span text:style-name="T4">.o</text:span><text:span text:style-name="T5">为后缀的目标文件。当所有的目标文件都生成之后，</text:span><text:span text:style-name="T4">gcc</text:span><text:span text:style-name="T5">就调用</text:span><text:span text:style-name="T4">ld</text:span><text:soft-page-break/><text:span text:style-name="T5">来完成最 后的关键性工作，这个阶段就是连接。在连接阶段，所有的目标文件被安排在可执行程序中的恰当的位置，同时，该程序所调用到的库函数也从各自所在的档案库中 连到合适的地方。</text:span></text:p>
        <text:p text:style-name="Text_20_body"><text:span text:style-name="Strong_20_Emphasis"><text:span text:style-name="T1">gcc的基本用法和选项</text:span></text:span></text:p>
        <text:p text:style-name="P5"><text:span text:style-name="T5">在使用</text:span><text:span text:style-name="T4">gcc</text:span><text:span text:style-name="T5">编译器的时候，我们必须给出一系列必要的调用参数和文件名称。</text:span><text:span text:style-name="T4">gcc</text:span><text:span text:style-name="T5">编译器的调用参数大约有</text:span><text:span text:style-name="T4">100</text:span><text:span text:style-name="T5">多个，其中多数参数我们可能根本就用不到，这里只介绍其中最基本、最常用的参数。</text:span></text:p>
        <text:p text:style-name="P4"><text:span text:style-name="T2">gcc</text:span><text:span text:style-name="T3">最基本的用法是∶</text:span><text:span text:style-name="Strong_20_Emphasis"><text:span text:style-name="T2">gcc [options] [filenames]</text:span></text:span></text:p>
        <text:p text:style-name="P5"><text:span text:style-name="T5">其中</text:span><text:span text:style-name="T4">options</text:span><text:span text:style-name="T5">就是编译器所需要的参数，</text:span><text:span text:style-name="T4">filenames</text:span><text:span text:style-name="T5">给出相关的文件名称。其中</text:span><text:span text:style-name="T4">[options]</text:span><text:span text:style-name="T5">的值可以为下列值：</text:span></text:p>
        <text:p text:style-name="P5"><text:span text:style-name="T4">-c</text:span><text:span text:style-name="T5">，只编译，不连接成为可执行文件，编译器只是由输入的</text:span><text:span text:style-name="T4">.c</text:span><text:span text:style-name="T5">等源代码文件生成</text:span><text:span text:style-name="T4">.o</text:span><text:span text:style-name="T5">为后缀的目标文件，通常用于编译不包含主程序的子程序文件。</text:span></text:p>
        <text:p text:style-name="P5"><text:span text:style-name="T4">-o output_filename</text:span><text:span text:style-name="T5">，确定输出文件的名称为</text:span><text:span text:style-name="T4">output_filename</text:span><text:span text:style-name="T5">，同时这个名称不能和源文件同名。如果不给出这个选项，</text:span><text:span text:style-name="T4">gcc</text:span><text:span text:style-name="T5">就给出预设的可执行文件</text:span><text:span text:style-name="T4">a.out</text:span><text:span text:style-name="T5">。 </text:span></text:p>
        <text:p text:style-name="P5"><text:span text:style-name="T4">-g</text:span><text:span text:style-name="T5">，产生符号调试工具</text:span><text:span text:style-name="T4">(GNU</text:span><text:span text:style-name="T5">的</text:span><text:span text:style-name="T4">gdb)</text:span><text:span text:style-name="T5">所必要的符号资讯，要想对源代码进行调试，我们就必须加入这个选项。</text:span></text:p>
        <text:p text:style-name="P5"><text:span text:style-name="T4">-O</text:span><text:span text:style-name="T5">，对程序进行优化编译、连接，采用这个选项，整个源代码会在编译、连接过程中进行优化处理，这样产生的可执行文件的执行效率可以提高，但是，编译、连接的速度就相应地要慢一些。</text:span></text:p>
        <text:p text:style-name="P5"><text:span text:style-name="T4">-O2</text:span><text:span text:style-name="T5">，比</text:span><text:span text:style-name="T4">-O</text:span><text:span text:style-name="T5">更好的优化编译、连接，当然整个编译、连接过程会更慢。 </text:span></text:p>
        <text:p text:style-name="P5"><text:span text:style-name="T4">-Idirname</text:span><text:span text:style-name="T5">，将</text:span><text:span text:style-name="T4">dirname</text:span><text:span text:style-name="T5">所指出的目录加入到程序头文件目录列表中，是在预编译过程中使用的参数。</text:span><text:span text:style-name="T4">C</text:span><text:span text:style-name="T5">程序中的头文件包含两种情况∶</text:span></text:p>
        <text:p text:style-name="P6">A)#include </text:p>
        <text:p text:style-name="P6">B)#include “myinc.h” </text:p>
        <text:p text:style-name="P5"><text:span text:style-name="T5">其 中，</text:span><text:span text:style-name="T4">A</text:span><text:span text:style-name="T5">类使用尖括号</text:span><text:span text:style-name="T4">(&lt; &gt;)</text:span><text:span text:style-name="T5">，</text:span><text:span text:style-name="T4">B</text:span><text:span text:style-name="T5">类使用双引号</text:span><text:span text:style-name="T4">(“ ”)</text:span><text:span text:style-name="T5">。对于</text:span><text:span text:style-name="T4">A</text:span><text:span text:style-name="T5">类，预处理程序</text:span><text:span text:style-name="T4">cpp</text:span><text:span text:style-name="T5">在系统预设包含文件目录</text:span><text:span text:style-name="T4">(</text:span><text:span text:style-name="T5">如</text:span><text:span text:style-name="T4">/usr/include)</text:span><text:span text:style-name="T5">中搜寻相应的文件，而对于</text:span><text:span text:style-name="T4">B</text:span><text:span text:style-name="T5">类，</text:span><text:span text:style-name="T4">cpp</text:span><text:span text:style-name="T5">在当前目录中搜寻头文件， 这个选项的作用是告诉</text:span><text:span text:style-name="T4">cpp</text:span><text:span text:style-name="T5">，如果在当前目录中没有找到需要的文件，就到指定的</text:span><text:span text:style-name="T4">dirname</text:span><text:span text:style-name="T5">目录中去寻找。在程序设计中，如果我们需要的这种包含文件分 别分布在不同的目录中，就需要逐个使用</text:span><text:span text:style-name="T4">-I</text:span><text:span text:style-name="T5">选项给出搜索路径。</text:span></text:p>
        <text:p text:style-name="P5"><text:soft-page-break/><text:span text:style-name="T4">-Ldirname</text:span><text:span text:style-name="T5">，将</text:span><text:span text:style-name="T4">dirname</text:span><text:span text:style-name="T5">所指出的目录加入到程序函数档案 库文件的目录列表中，是在连接过程中使用的参数。在预设状态下，连接程序</text:span><text:span text:style-name="T4">ld</text:span><text:span text:style-name="T5">在系统的预设路径中</text:span><text:span text:style-name="T4">(</text:span><text:span text:style-name="T5">如</text:span><text:span text:style-name="T4">/usr/lib)</text:span><text:span text:style-name="T5">寻找所需要的档案库文件，这个选项 告诉连接程序，首先到</text:span><text:span text:style-name="T4">-L</text:span><text:span text:style-name="T5">指定的目录中去寻找，然后到系统预设路径中寻找，如果</text:span></text:p>
      </text:section>
      <text:p text:style-name="Standard"/>
      <text:section text:style-name="Sect1" text:name="post_detail">
        <text:section text:style-name="Sect1" text:name="区域1">
          <text:p text:style-name="P8"><text:bookmark text:name="cnblogs_post_body"/>函数库存放在多个目录下，就需要依次使用这个选项，给出相应的存放目录。 </text:p>
          <text:p text:style-name="P5"><text:span text:style-name="T4">-lname</text:span><text:span text:style-name="T5">，在连接时，装载名字为“</text:span><text:span text:style-name="T4">libname.a”</text:span><text:span text:style-name="T5">的函数库，该函数库位于系统预设的目录或者由</text:span><text:span text:style-name="T4">-L</text:span><text:span text:style-name="T5">选项确定的目录下。例如，</text:span><text:span text:style-name="T4">-lm</text:span><text:span text:style-name="T5">表示连接名为“</text:span><text:span text:style-name="T4">libm.a”</text:span><text:span text:style-name="T5">的数学函数库。 </text:span></text:p>
          <text:p text:style-name="P5"><text:span text:style-name="T5">上面我们简要介绍了</text:span><text:span text:style-name="T4">gcc</text:span><text:span text:style-name="T5">编译器最常用的功能和主要参数选项，更为详尽的资料可以参看</text:span><text:span text:style-name="T4">Linux</text:span><text:span text:style-name="T5">系统的联机帮助。</text:span></text:p>
          <text:p text:style-name="P5"><text:span text:style-name="T5">为了更加详细的说明</text:span><text:span text:style-name="T4">GCC</text:span><text:span text:style-name="T5">参数极其相关的使用方法，我们再换一种方式来说明，以下为自问自答的十个问题：</text:span></text:p>
          <text:p text:style-name="P2">1、gcc包含的c/c++编译器</text:p>
          <text:p text:style-name="P9"><text:span text:style-name="T4">gcc</text:span><text:span text:style-name="T5">、</text:span><text:span text:style-name="T4">cc</text:span><text:span text:style-name="T5">、</text:span><text:span text:style-name="T4">c++</text:span><text:span text:style-name="T5">、</text:span><text:span text:style-name="T4">g++</text:span><text:span text:style-name="T5">；</text:span><text:span text:style-name="T4">gcc</text:span><text:span text:style-name="T5">和</text:span><text:span text:style-name="T4">cc</text:span><text:span text:style-name="T5">是一样的，</text:span><text:span text:style-name="T4">c++</text:span><text:span text:style-name="T5">和</text:span><text:span text:style-name="T4">g++</text:span><text:span text:style-name="T5">是一样的，一般</text:span><text:span text:style-name="T4">c</text:span><text:span text:style-name="T5">程序就用</text:span><text:span text:style-name="T4">gcc</text:span><text:span text:style-name="T5">编译，</text:span><text:span text:style-name="T4">c++</text:span><text:span text:style-name="T5">程序就用</text:span><text:span text:style-name="T4">g++</text:span><text:span text:style-name="T5">编译</text:span></text:p>
          <text:p text:style-name="P3"><text:span text:style-name="Strong_20_Emphasis"><text:span text:style-name="T1">2、gcc的基本用法</text:span></text:span></text:p>
          <text:p text:style-name="P9"><text:span text:style-name="T4">gcc test.c</text:span><text:span text:style-name="T5">这样将编译出一个名为</text:span><text:span text:style-name="T4">a.out</text:span><text:span text:style-name="T5">的程序，</text:span><text:span text:style-name="T4">gcc test.c -o test</text:span><text:span text:style-name="T5">这样将编译出一个名为</text:span><text:span text:style-name="T4">test</text:span><text:span text:style-name="T5">的程序，</text:span><text:span text:style-name="T4">-o</text:span><text:span text:style-name="T5">参数用来指定生成程序的名字。</text:span></text:p>
          <text:p text:style-name="P3"><text:span text:style-name="Strong_20_Emphasis"><text:span text:style-name="T1">3、为什么会出现undefined reference to 'xxxxx'错误？</text:span></text:span></text:p>
          <text:p text:style-name="P9"><text:span text:style-name="T5">首先这是链接错误，不是编译错误，也就是说如果只有这个错误，说明你的程序源码本身没有问题，是你用编译器编译时参数用得不对，你没有指定链接程序 要用到得库，比如你的程序里用到了一些数学函数，那么你就要在编译参数里指定程序要链接数学库，方法是在编译命令行里加入</text:span><text:span text:style-name="T4">-lm</text:span></text:p>
          <text:p text:style-name="P3"><text:span text:style-name="Strong_20_Emphasis"><text:span text:style-name="T1">4、-l参数和-L参数</text:span></text:span></text:p>
          <text:p text:style-name="P9"><text:span text:style-name="T4">-l</text:span><text:span text:style-name="T5">参数就是用来指定程序要链接的库，</text:span><text:span text:style-name="T4">-l</text:span><text:span text:style-name="T5">参数紧接着就是库名，那么库名跟真正的库文件名有什么关系呢？就拿数学库来说，他的库名是</text:span><text:span text:style-name="T4">m</text:span><text:span text:style-name="T5">，他的库文件名是</text:span><text:span text:style-name="T4">libm.so</text:span><text:span text:style-name="T5">，很容易看出，把库文件名的头</text:span><text:span text:style-name="T4">lib</text:span><text:span text:style-name="T5">和尾</text:span><text:span text:style-name="T4">.so</text:span><text:span text:style-name="T5">去掉就是库名了。</text:span></text:p>
          <text:p text:style-name="P9"><text:span text:style-name="T5">好了现在我们知道怎么得到库名，当我们自已要用到一个第三方提供的库名字</text:span><text:span text:style-name="T4">libtest.so</text:span><text:span text:style-name="T5">，那么我们只要把</text:span><text:span text:style-name="T4">libtest.so</text:span><text:span text:style-name="T5">拷贝到 </text:span><text:span text:style-name="T4">/usr/lib</text:span><text:span text:style-name="T5">里，编译时加上</text:span><text:span text:style-name="T4">-ltest</text:span><text:span text:style-name="T5">参数，我们就能用上</text:span><text:span text:style-name="T4">libtest.so</text:span><text:span text:style-name="T5">库了（当然要用</text:span><text:span text:style-name="T4">libtest.so</text:span><text:span text:style-name="T5">库里的函数，我们还需要与 </text:span><text:span text:style-name="T4">libtest.so</text:span><text:span text:style-name="T5">配套的头文件）。</text:span></text:p>
          <text:p text:style-name="P9"><text:soft-page-break/><text:span text:style-name="T5">放在</text:span><text:span text:style-name="T4">/lib</text:span><text:span text:style-name="T5">和</text:span><text:span text:style-name="T4">/usr/lib</text:span><text:span text:style-name="T5">和</text:span><text:span text:style-name="T4">/usr/local/lib</text:span><text:span text:style-name="T5">里的库直接用</text:span><text:span text:style-name="T4">-l</text:span><text:span text:style-name="T5">参数就能链接了，但如果库文件没放在这三个目录里，而是放在其他目录里，这时我们只用</text:span><text:span text:style-name="T4">-l</text:span><text:span text:style-name="T5">参数的话，链接还是会出错，出错信息大概是：“</text:span><text:span text:style-name="T4">/usr/bin/ld: cannot find -lxxx”</text:span><text:span text:style-name="T5">，也就是链接程序</text:span><text:span text:style-name="T4">ld</text:span><text:span text:style-name="T5">在那</text:span><text:span text:style-name="T4">3</text:span><text:span text:style-name="T5">个目录里找不到</text:span><text:span text:style-name="T4">libxxx.so</text:span><text:span text:style-name="T5">，这时另外一个参数</text:span><text:span text:style-name="T4">-L</text:span><text:span text:style-name="T5">就派上用场了，比如常用的</text:span><text:span text:style-name="T4">X11</text:span><text:span text:style-name="T5">的库，它在 </text:span><text:span text:style-name="T4">/usr/X11R6/lib</text:span><text:span text:style-name="T5">目录下，我们编译时就要用</text:span><text:span text:style-name="T4">-L/usr/X11R6/lib -lX11</text:span><text:span text:style-name="T5">参数，</text:span><text:span text:style-name="T4">-L</text:span><text:span text:style-name="T5">参数跟着的是库文件所在的目录名。再比如我们把</text:span><text:span text:style-name="T4">libtest.so</text:span><text:span text:style-name="T5">放在</text:span><text:span text:style-name="T4">/aaa/bbb/ccc</text:span><text:span text:style-name="T5">目录下，那链接参数就是</text:span><text:span text:style-name="T4">- L/aaa/bbb/ccc –ltest</text:span><text:span text:style-name="T5">。</text:span></text:p>
          <text:p text:style-name="P9"><text:span text:style-name="T5">另外，大部分</text:span><text:span text:style-name="T4">libxxxx.so</text:span><text:span text:style-name="T5">只是一个链接，以</text:span><text:span text:style-name="T4">RH9</text:span><text:span text:style-name="T5">为例，比如</text:span><text:span text:style-name="T4">libm.so</text:span><text:span text:style-name="T5">它链接到</text:span><text:span text:style-name="T4">/lib/libm.so.x</text:span><text:span text:style-name="T5">，</text:span><text:span text:style-name="T4">/lib/libm.so.6</text:span><text:span text:style-name="T5">又链接到</text:span><text:span text:style-name="T4">/lib/libm-2.3.2.so</text:span><text:span text:style-name="T5">，如果没有这样的链接，还是会出错，因为</text:span><text:span text:style-name="T4">ld</text:span><text:span text:style-name="T5">只会找</text:span><text:span text:style-name="T4">libxxxx.so</text:span><text:span text:style-name="T5">，所以如果你要用到</text:span><text:span text:style-name="T4">xxxx<text:line-break/></text:span><text:span text:style-name="T5">库，而只有</text:span><text:span text:style-name="T4">libxxxx.so.x</text:span><text:span text:style-name="T5">或者</text:span><text:span text:style-name="T4">libxxxx-x.x.x.so</text:span><text:span text:style-name="T5">，做一个链接就可以了</text:span></text:p>
          <text:p text:style-name="P7">ln -s libxxxx-x.x.x.so libxxxx.so</text:p>
          <text:p text:style-name="P9"><text:span text:style-name="T5">手工来写链接参数总是很麻烦的，还好很多库开发包提供了生成链接参数的程序，名字一般叫</text:span><text:span text:style-name="T4">xxxx-config</text:span><text:span text:style-name="T5">，一般放在</text:span><text:span text:style-name="T4">/usr/bin</text:span><text:span text:style-name="T5">目录下，比如</text:span><text:span text:style-name="T4">gtk1.2</text:span><text:span text:style-name="T5">的链接参数生成程序是</text:span><text:span text:style-name="T4">gtk-config</text:span><text:span text:style-name="T5">，执行</text:span><text:span text:style-name="T4">gtk-config --libs</text:span><text:span text:style-name="T5">就能得到以下输出</text:span><text:span text:style-name="T4">"-L/usr/lib -L/usr/X11R6/lib -lgtk -lgdk -rdynamic</text:span></text:p>
          <text:p text:style-name="P2"><text:span text:style-name="T4">-lgmodule -lglib -ldl -lXi -lXext -lX11 -lm"</text:span><text:span text:style-name="T5">，这就是编译一个</text:span><text:span text:style-name="T4">gtk1.2</text:span><text:span text:style-name="T5">程序所需的</text:span><text:span text:style-name="T4">gtk</text:span><text:span text:style-name="T5">链接参数，</text:span><text:span text:style-name="T4">xxx-config</text:span><text:span text:style-name="T5">除了</text:span><text:span text:style-name="T4">--libs</text:span><text:span text:style-name="T5">参数外还有一个参数是</text:span><text:span text:style-name="T4">--cflags</text:span><text:span text:style-name="T5">用来生成头文件包含目录的，也就是</text:span><text:span text:style-name="T4">-I</text:span><text:span text:style-name="T5">参数，在下面我们将会讲到。你可以试试执行</text:span><text:span text:style-name="T4">gtk-config --libs --cflags</text:span><text:span text:style-name="T5">，看看输出结果。</text:span></text:p>
          <text:p text:style-name="P9"><text:span text:style-name="T5">现在的问题就是怎样用这些输出结果了，最笨的方法就是复制粘贴或者照抄，聪明的办法是在编译命令行里加入这个</text:span><text:span text:style-name="T4">`xxxx-config --libs --cflags`</text:span><text:span text:style-name="T5">，比如编译一个</text:span><text:span text:style-name="T4">gtk</text:span><text:span text:style-name="T5">程序：</text:span><text:span text:style-name="T4">gcc gtktest.c `gtk-config --libs --cflags`</text:span><text:span text:style-name="T5">这样</text:span><text:span text:style-name="T4"><text:line-break/></text:span><text:span text:style-name="T5">就差不多了。注意</text:span><text:span text:style-name="T4">`</text:span><text:span text:style-name="T5">不是单引号，而是</text:span><text:span text:style-name="T4">1</text:span><text:span text:style-name="T5">键左边那个键。</text:span></text:p>
          <text:p text:style-name="P9"><text:span text:style-name="T5">除了</text:span><text:span text:style-name="T4">xxx-config</text:span><text:span text:style-name="T5">以外，现在新的开发包一般都用</text:span><text:span text:style-name="T4">pkg-config</text:span><text:span text:style-name="T5">来生成链接参数，使用方法跟</text:span><text:span text:style-name="T4">xxx-config</text:span><text:span text:style-name="T5">类似，但</text:span><text:span text:style-name="T4">xxx-config</text:span><text:span text:style-name="T5">是针对特定的开发包，但</text:span><text:span text:style-name="T4">pkg-config</text:span><text:span text:style-name="T5">包含很多开发包的链接参数的生成，用</text:span><text:span text:style-name="T4">pkg-config --list-all</text:span><text:span text:style-name="T5">命令可以列出所支持的所有开发包，</text:span><text:span text:style-name="T4">pkg-config</text:span><text:span text:style-name="T5">的用法就是</text:span><text:span text:style-name="T4">pkg -config pagName --libs --cflags</text:span><text:span text:style-name="T5">，其中</text:span><text:span text:style-name="T4">pagName</text:span><text:span text:style-name="T5">是包名，是</text:span><text:span text:style-name="T4">pkg-config--list-all</text:span><text:span text:style-name="T5">里列出名单中的一个，比如</text:span><text:span text:style-name="T4">gtk1.2</text:span><text:span text:style-name="T5">的名字就是</text:span><text:span text:style-name="T4">gtk+</text:span><text:span text:style-name="T5">， </text:span><text:span text:style-name="T4">pkg-config gtk+ --libs --cflags</text:span><text:span text:style-name="T5">的作用跟</text:span><text:span text:style-name="T4">gtk-config --libs --cflags</text:span><text:span text:style-name="T5">是一样的。比如：</text:span></text:p>
          <text:p text:style-name="P7">gcc gtktest.c `pkg-config gtk+ --libs --cflags`</text:p>
          <text:p text:style-name="P3"><text:span text:style-name="Strong_20_Emphasis"><text:span text:style-name="T1">5、-include和-I参数</text:span></text:span></text:p>
          <text:p text:style-name="P9"><text:span text:style-name="T4">-include</text:span><text:span text:style-name="T5">用来包含头文件，但一般情况下包含头文件都在源码里用</text:span><text:span text:style-name="T4">#include xxxxxx</text:span><text:span text:style-name="T5">实现，</text:span><text:span text:style-name="T4">-include</text:span><text:span text:style-name="T5">参数很少用。</text:span><text:span text:style-name="T4">-I</text:span><text:span text:style-name="T5">参数是用来指定头文件目录，</text:span><text:span text:style-name="T4">/usr/include</text:span><text:span text:style-name="T5">目录一般是不用指定</text:span><text:soft-page-break/><text:span text:style-name="T5">的，</text:span><text:span text:style-name="T4">gcc</text:span><text:span text:style-name="T5">知道去那里找，但是如果头文件不在</text:span><text:span text:style-name="T4">/usr/include</text:span><text:span text:style-name="T5">里我们就要用</text:span><text:span text:style-name="T4">-I</text:span><text:span text:style-name="T5">参数指定了，比如头文件放在</text:span><text:span text:style-name="T4">/myinclude</text:span><text:span text:style-name="T5">目录里，那编译命令行就要加上</text:span><text:span text:style-name="T4">- I/myinclude</text:span><text:span text:style-name="T5">参数了，如果不加你会得到一个</text:span><text:span text:style-name="T4">"xxxx.h: No such file or directory"</text:span><text:span text:style-name="T5">的错误。</text:span><text:span text:style-name="T4">-I</text:span><text:span text:style-name="T5">参数可以用相对路径，比如头文件在当前目录，可以用</text:span><text:span text:style-name="T4">-I.</text:span><text:span text:style-name="T5">来指定。上面我们提到的</text:span><text:span text:style-name="T4">--cflags</text:span><text:span text:style-name="T5">参数就是用来生成</text:span><text:span text:style-name="T4">-I </text:span><text:span text:style-name="T5">参数的</text:span></text:p>
          <text:p text:style-name="P3"><text:span text:style-name="Strong_20_Emphasis"><text:span text:style-name="T1">6、-O参数</text:span></text:span></text:p>
          <text:p text:style-name="P9"><text:span text:style-name="T5">这是一个程序优化参数，一般用</text:span><text:span text:style-name="T4">-O2</text:span><text:span text:style-name="T5">就是，用来优化程序用的，比如</text:span><text:span text:style-name="T4">gcc test.c -O2</text:span><text:span text:style-name="T5">，优化得到的程序比没优化的要小，执行速度可能也有所提高</text:span></text:p>
          <text:p text:style-name="P3"><text:span text:style-name="Strong_20_Emphasis"><text:span text:style-name="T1">7、-shared参数</text:span></text:span></text:p>
          <text:p text:style-name="P9"><text:span text:style-name="T5">编译动态库时要用到，比如</text:span><text:span text:style-name="T4">gcc -shared test.c -o libtest.so</text:span></text:p>
          <text:p text:style-name="P3"><text:span text:style-name="Strong_20_Emphasis"><text:span text:style-name="T1">8、几个相关的环境变量</text:span></text:span></text:p>
          <text:p text:style-name="P9"><text:span text:style-name="T4">PKG_CONFIG_PATH</text:span><text:span text:style-name="T5">：用来指定</text:span><text:span text:style-name="T4">pkg-config</text:span><text:span text:style-name="T5">用到的</text:span><text:span text:style-name="T4">pc</text:span><text:span text:style-name="T5">文件的路径，默认是</text:span><text:span text:style-name="T4">/usr/lib/pkgconfig</text:span><text:span text:style-name="T5">，</text:span><text:span text:style-name="T4">pc</text:span><text:span text:style-name="T5">文件是文本文件，扩展名是</text:span><text:span text:style-name="T4">.pc</text:span><text:span text:style-name="T5">，里面定义开发包的安装路径，</text:span><text:span text:style-name="T4">Libs</text:span><text:span text:style-name="T5">参数和</text:span><text:span text:style-name="T4">Cflags</text:span><text:span text:style-name="T5">参数等等。</text:span></text:p>
          <text:p text:style-name="P9"><text:span text:style-name="T4">CC</text:span><text:span text:style-name="T5">：用来指定</text:span><text:span text:style-name="T4">c</text:span><text:span text:style-name="T5">编译器</text:span></text:p>
          <text:p text:style-name="P9"><text:span text:style-name="T4">CXX</text:span><text:span text:style-name="T5">：用来指定</text:span><text:span text:style-name="T4">cxx</text:span><text:span text:style-name="T5">编译器</text:span></text:p>
          <text:p text:style-name="P9"><text:span text:style-name="T4">LIBS</text:span><text:span text:style-name="T5">：跟上面的</text:span><text:span text:style-name="T4">--libs</text:span><text:span text:style-name="T5">作用差不多</text:span></text:p>
          <text:p text:style-name="P9"><text:span text:style-name="T4">CFLAGS:</text:span><text:span text:style-name="T5">跟上面的</text:span><text:span text:style-name="T4">--cflags</text:span><text:span text:style-name="T5">作用差不多</text:span></text:p>
          <text:p text:style-name="P9"><text:span text:style-name="T4">CC</text:span><text:span text:style-name="T5">，</text:span><text:span text:style-name="T4">CXX</text:span><text:span text:style-name="T5">，</text:span><text:span text:style-name="T4">LIBS</text:span><text:span text:style-name="T5">，</text:span><text:span text:style-name="T4">CFLAGS</text:span><text:span text:style-name="T5">手动编译时一般用不上，在做</text:span><text:span text:style-name="T4">configure</text:span><text:span text:style-name="T5">时有时用到，一般情况下不用管。</text:span></text:p>
          <text:p text:style-name="P9"><text:span text:style-name="T5">环境变量设定方法：</text:span><text:span text:style-name="T4">export ENV_NAME=xxxxxxxxxxxxxxxxx</text:span></text:p>
          <text:p text:style-name="P3"><text:span text:style-name="Strong_20_Emphasis"><text:span text:style-name="T1">9、关于交叉编译</text:span></text:span></text:p>
          <text:p text:style-name="P9"><text:span text:style-name="T5">交叉编译通俗地讲就是在一种平台上编译出能运行在体系结构不同的另一种平台上，比如在我们地</text:span><text:span text:style-name="T4">PC</text:span><text:span text:style-name="T5">平台</text:span><text:span text:style-name="T4">(X86 CPU)</text:span><text:span text:style-name="T5">上编译出能运行在</text:span><text:span text:style-name="T4">sparc CPU</text:span><text:span text:style-name="T5">平台上的程序，编译得到的程序在</text:span><text:span text:style-name="T4">X86 CPU</text:span><text:span text:style-name="T5">平台上是不能运行的，必须放到</text:span><text:span text:style-name="T4">sparc CPU</text:span><text:span text:style-name="T5">平台上才能运行。当然两个平台用的都是</text:span><text:span text:style-name="T4">linux</text:span><text:span text:style-name="T5">，这种方法在异平台移植和嵌入式开发时用得非常普遍。相对与交叉编译，我们平常做的编译就叫本地编译，也就是在当前平台编译，编译得到的程序也是在本地执行。用来编译这种程序的编译器就叫交叉编译器，相对来说，用来做本地编译的就叫本地编译器，一般用的都是</text:span><text:span text:style-name="T4">gcc</text:span><text:span text:style-name="T5">，但这种</text:span><text:span text:style-name="T4">gcc</text:span><text:span text:style-name="T5">跟本地的</text:span><text:span text:style-name="T4">gcc</text:span><text:span text:style-name="T5">编译器是不一样的，需要在编译</text:span><text:span text:style-name="T4">gcc</text:span><text:span text:style-name="T5">时用特定的</text:span><text:span text:style-name="T4">configure</text:span><text:span text:style-name="T5">参数才能得到支持交叉编译的</text:span><text:span text:style-name="T4">gcc</text:span><text:span text:style-name="T5">。为了不跟本地编译器混淆，交叉编译器的名字一般都有前缀，比如</text:span><text:span text:style-name="T4">sparc-xxxx-linux-gnu-gcc</text:span><text:span text:style-name="T5">，</text:span><text:span text:style-name="T4">sparc-xxxx-linux-gnu-g++ </text:span><text:span text:style-name="T5">等等。</text:span></text:p>
          <text:p text:style-name="P3"><text:soft-page-break/><text:span text:style-name="Strong_20_Emphasis"><text:span text:style-name="T1">10、交叉编译器的使用方法</text:span></text:span></text:p>
          <text:p text:style-name="P9"><text:span text:style-name="T5">使用方法跟本地的</text:span><text:span text:style-name="T4">gcc</text:span><text:span text:style-name="T5">差不多，但有一点特殊的是：必须用</text:span><text:span text:style-name="T4">-L</text:span><text:span text:style-name="T5">和</text:span><text:span text:style-name="T4">-I</text:span><text:span text:style-name="T5">参数指定编译器用</text:span><text:span text:style-name="T4">spar c</text:span><text:span text:style-name="T5">系统的库和头文件，不能用本地</text:span><text:span text:style-name="T4">(X86)</text:span><text:span text:style-name="T5">的库（头文件有时可以用本地的）</text:span></text:p>
          <text:p text:style-name="P8">例子：</text:p>
          <text:p text:style-name="P6">sparc-xxxx-linux-gnu-gcc test.c -L/path/to/sparcLib</text:p>
          <text:p text:style-name="P6">-I/path/to/sparcInclude</text:p>
          <text:p text:style-name="P1">gcc的错误类型及对策 </text:p>
          <text:p text:style-name="P5"><text:span text:style-name="T4">gcc </text:span><text:span text:style-name="T5">编译器如果发现源程序中有错误，就无法继续进行，也无法生成最终的可执行文件。为了便于修改，</text:span><text:span text:style-name="T4">gcc</text:span><text:span text:style-name="T5">给出错误资讯，我们必须对这些错误资讯逐个进行分析、 处理，并修改相应的语言，才能保证源代码的正确编译连接。</text:span><text:span text:style-name="T4">gcc</text:span><text:span text:style-name="T5">给出的错误资讯一般可以分为四大类，下面我们分别讨论其产生的原因和对策。 </text:span></text:p>
          <text:p text:style-name="P5"><text:span text:style-name="T5">第一类∶</text:span><text:span text:style-name="T4">C</text:span><text:span text:style-name="T5">语法错误 </text:span></text:p>
          <text:p text:style-name="P5"><text:span text:style-name="T5">错误资讯∶文件</text:span><text:span text:style-name="T4">source.c</text:span><text:span text:style-name="T5">中第</text:span><text:span text:style-name="T4">n</text:span><text:span text:style-name="T5">行有语法错误</text:span><text:span text:style-name="T4">(syntex errror)</text:span><text:span text:style-name="T5">。这种类型的错误，一般都是</text:span><text:span text:style-name="T4">C</text:span><text:span text:style-name="T5">语言的语法错误，应该仔细检查源代码文件中第</text:span><text:span text:style-name="T4">n</text:span><text:span text:style-name="T5">行及该行之前的程序，有时也需要对该文件所包含的头文件进行检 查。有些情况下，一个很简单的语法错误，</text:span><text:span text:style-name="T4">gcc</text:span><text:span text:style-name="T5">会给出一大堆错误，我们最主要的是要保持清醒的头脑，不要被其吓倒，必要的时候再参考一下</text:span><text:span text:style-name="T4">C</text:span><text:span text:style-name="T5">语言的基本教 材。 </text:span></text:p>
          <text:p text:style-name="P8">第二类∶头文件错误 </text:p>
          <text:p text:style-name="P5"><text:span text:style-name="T5">错误资讯∶找不到头文件</text:span><text:span text:style-name="T4">head.h(Can not find include file head.h)</text:span><text:span text:style-name="T5">。这类错误是源代码文件中的包含头文件有问题，可能的原因有头文件名错误、指定的头文件所在目录名错误等，也可能是错误地使用了双引号和尖括号。 </text:span></text:p>
          <text:p text:style-name="P8">第三类∶档案库错误 </text:p>
          <text:p text:style-name="P8">错误资讯∶连接程序找不到所需的函数库，例如∶ </text:p>
          <text:p text:style-name="P6">ld: -lm: No such file or directory </text:p>
          <text:p text:style-name="P5"><text:span text:style-name="T5">这类错误是与目标文件相连接的函数库有错误，可能的原因是函数库名错误、指定的函数库所在目录名称错误等，检查的方法是使用</text:span><text:span text:style-name="T4">find</text:span><text:span text:style-name="T5">命令在可能的目录中寻找相应的函数库名，确定档案库及目录的名称并修改程序中及编译选项中的名称。 </text:span></text:p>
          <text:p text:style-name="P8">第四类∶未定义符号 </text:p>
          <text:p text:style-name="P5"><text:span text:style-name="T5">错 误资讯∶有未定义的符号</text:span><text:span text:style-name="T4">(Undefined symbol)</text:span><text:span text:style-name="T5">。这类错误是在连接过程中出现的，可能有两种原因∶一是使用者自己定义的函数或者全局变量所在源代码文件，没有被编译、连</text:span><text:soft-page-break/><text:span text:style-name="T5">接，或者干脆还没 有定义，这需要使用者根据实际情况修改源程序，给出全局变量或者函数的定义体；二是未定义的符号是一个标准的库函数，在源程序中使用了该库函数，而连接过 程中还没有给定相应的函数库的名称，或者是该档案库的目录名称有问题，这时需要使用档案库维护命令</text:span><text:span text:style-name="T4">ar</text:span><text:span text:style-name="T5">检查我们需要的库函数到底位于哪一个函数库中，确定 之后，修改</text:span><text:span text:style-name="T4">gcc</text:span><text:span text:style-name="T5">连接选项中的</text:span><text:span text:style-name="T4">-l</text:span><text:span text:style-name="T5">和</text:span><text:span text:style-name="T4">-L</text:span><text:span text:style-name="T5">项。 </text:span></text:p>
          <text:p text:style-name="P5"><text:span text:style-name="T5">排除编译、连接过程中的错误，应该说这只是程序设计中最简单、最基本的一个步骤，可以说 只是开了个头。这个过程中的错误，只是我们在使用</text:span><text:span text:style-name="T4">C</text:span><text:span text:style-name="T5">语言描述一个算法中所产生的错误，是比较容易排除的。我们写一个程序，到编译、连接通过为止，应该说刚 刚开始，程序在运行过程中所出现的问题，是算法设计有问题，说得更玄点是对问题的认识和理解不够，还需要更加深入地测试、调试和修改。一个程序，稍为复杂 的程序，往往要经过多次的编译、连接和测试、修改。下面我们学习的程序维护、调试工具和版本维护就是在程序调试、测试过程中使用的，用来解决调测阶段所出 现的问题。</text:span></text:p>
        </text:section>
        <text:section text:style-name="Sect1" text:name="blog_post_info_block">
          <text:p text:style-name="Standard"><text:bookmark text:name="post_view_count"/><text:bookmark text:name="post-date"/><text:bookmark text:name="green_channel_wechat"/><text:bookmark text:name="green_channel_weibo"/><text:bookmark text:name="green_channel_favorite"/><text:bookmark text:name="green_channel_follow"/><text:bookmark text:name="green_channel_digg"/></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00:28:27.178991016</meta:creation-date>
    <dc:date>2017-03-11T00:29:49.123779009</dc:date>
    <meta:editing-duration>PT1M22S</meta:editing-duration>
    <meta:editing-cycles>1</meta:editing-cycles>
    <meta:document-statistic meta:table-count="0" meta:image-count="0" meta:object-count="0" meta:page-count="7" meta:paragraph-count="86" meta:word-count="4853" meta:character-count="6792" meta:non-whitespace-character-count="6619"/>
    <meta:generator>LibreOffice/5.1.6.2$Linux_x86 LibreOffice_project/10m0$Build-2</meta:generator>
  </office:meta>
</office:document-meta>
</file>